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geRuleSet.MergeRul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RuleSet.getPropertyMergerFor( XMPProperty pr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RuleSet.addRule( QName propName , PropertyMerger mer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